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29H15M37.671S" calcext:value-type="time">
            <text:p>329:15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5H09M01.224S" calcext:value-type="time">
            <text:p>05:09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29H42M19.684S" calcext:value-type="time">
            <text:p>29:4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07:39:39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5T15:53:12.822000000</dc:date>
    <dc:creator>Benjamin Laws</dc:creator>
    <meta:editing-duration>P13DT25M26S</meta:editing-duration>
    <meta:editing-cycles>356</meta:editing-cycles>
    <meta:generator>LibreOffice/7.1.8.1$Windows_X86_64 LibreOffice_project/e1f30c802c3269a1d052614453f260e49458c82c</meta:generator>
    <meta:document-statistic meta:table-count="2" meta:cell-count="550" meta:object-count="0"/>
  </office:meta>
</office:document-meta>
</file>